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6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 style:list-style-name="L1">
      <style:text-properties style:font-name="Century Schoolbook L"/>
    </style:style>
    <style:style style:name="P3" style:family="paragraph" style:parent-style-name="Standard">
      <style:text-properties style:font-name="Century Schoolbook L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Century Schoolbook L" style:text-underline-style="solid" style:text-underline-width="auto" style:text-underline-color="font-color" officeooo:rsid="001803c4" officeooo:paragraph-rsid="001803c4"/>
    </style:style>
    <style:style style:name="P5" style:family="paragraph" style:parent-style-name="Standard" style:list-style-name="L1">
      <style:text-properties style:font-name="Century Schoolbook L" officeooo:rsid="000e6bc0" officeooo:paragraph-rsid="000e6bc0"/>
    </style:style>
    <style:style style:name="P6" style:family="paragraph" style:parent-style-name="Standard">
      <style:text-properties style:font-name="Century Schoolbook L" officeooo:rsid="000e6bc0" officeooo:paragraph-rsid="000e6bc0"/>
    </style:style>
    <style:style style:name="P7" style:family="paragraph" style:parent-style-name="Standard" style:list-style-name="L1">
      <style:paragraph-properties fo:text-align="center" style:justify-single-word="false"/>
      <style:text-properties style:font-name="Century Schoolbook L" officeooo:rsid="000fb7b1" officeooo:paragraph-rsid="000fb7b1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entury Schoolbook L" officeooo:rsid="00169040" officeooo:paragraph-rsid="00169040"/>
    </style:style>
    <style:style style:name="P9" style:family="paragraph" style:parent-style-name="Standard">
      <style:paragraph-properties fo:text-align="start" style:justify-single-word="false"/>
      <style:text-properties style:font-name="Century Schoolbook L" officeooo:rsid="00169040" officeooo:paragraph-rsid="0016904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5009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6904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9040" officeooo:paragraph-rsid="00169040"/>
    </style:style>
    <style:style style:name="T1" style:family="text">
      <style:text-properties officeooo:rsid="000e6bc0"/>
    </style:style>
    <style:style style:name="T2" style:family="text">
      <style:text-properties style:font-name="Century Schoolbook L" officeooo:rsid="00119b51"/>
    </style:style>
    <style:style style:name="T3" style:family="text">
      <style:text-properties style:font-name="Century Schoolbook L" officeooo:rsid="001343f1"/>
    </style:style>
    <style:style style:name="T4" style:family="text">
      <style:text-properties style:font-name="Century Schoolbook L" officeooo:rsid="00169040"/>
    </style:style>
    <style:style style:name="T5" style:family="text">
      <style:text-properties style:font-name="Century Schoolbook L" fo:font-size="11pt" fo:font-style="normal" fo:font-weight="normal" style:font-size-asian="11pt" style:font-style-asian="normal" style:font-weight-asian="normal"/>
    </style:style>
    <style:style style:name="T6" style:family="text">
      <style:text-properties style:font-name="Century Schoolbook L" fo:font-size="11pt" fo:font-style="normal" fo:font-weight="normal" officeooo:rsid="001343f1" style:font-size-asian="11pt" style:font-style-asian="normal" style:font-weight-asian="normal"/>
    </style:style>
    <style:style style:name="T7" style:family="text">
      <style:text-properties style:font-name="Century Schoolbook L" fo:font-size="11pt" fo:font-style="normal" fo:font-weight="normal" officeooo:rsid="00169040" style:font-size-asian="11pt" style:font-style-asian="normal" style:font-weight-asian="normal"/>
    </style:style>
    <style:style style:name="T8" style:family="text">
      <style:text-properties style:font-name="Century Schoolbook L" fo:font-size="11pt" fo:font-style="normal" fo:font-weight="normal" officeooo:rsid="001803c4" style:font-size-asian="11pt" style:font-style-asian="normal" style:font-weight-asian="normal"/>
    </style:style>
    <style:style style:name="T9" style:family="text">
      <style:text-properties officeooo:rsid="00119b51"/>
    </style:style>
    <style:style style:name="T10" style:family="text">
      <style:text-properties officeooo:rsid="001803c4"/>
    </style:style>
    <style:style style:name="fr1" style:family="graphic" style:parent-style-name="Formula">
      <style:graphic-properties style:wrap="parallel" style:number-wrapped-paragraphs="no-limit" style:wrap-contour="false" style:vertical-pos="from-top" draw:fill-image-width="0cm" draw:fill-image-height="0cm" style:shadow="none" draw:shadow-opacity="100%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I Assignment 4</text:p>
      <text:p text:style-name="P3">Rehas Mehar Kaur Sachdeva</text:p>
      <text:p text:style-name="P3">201401102</text:p>
      <text:p text:style-name="P3"/>
      <text:p text:style-name="P3">Kernel K-Means Clustering <text:span text:style-name="T10">Formulation</text:span>:</text:p>
      <text:p text:style-name="P1"/>
      <text:p text:style-name="P1">Let<draw:frame draw:style-name="fr1" draw:name="Object1" text:anchor-type="as-char" svg:y="-0.439cm" svg:width="3.993cm" svg:height="0.619cm" draw:z-index="0"><draw:object xlink:href="./Object 1" xlink:type="simple" xlink:show="embed" xlink:actuate="onLoad"/><draw:image xlink:href="./ObjectReplacements/Object 1" xlink:type="simple" xlink:show="embed" xlink:actuate="onLoad"/></draw:frame>be the set of data points and<draw:frame draw:style-name="fr2" draw:name="Object2" text:anchor-type="as-char" svg:y="-0.439cm" svg:width="0.46cm" svg:height="0.547cm" draw:z-index="1"><draw:object xlink:href="./Object 2" xlink:type="simple" xlink:show="embed" xlink:actuate="onLoad"/><draw:image xlink:href="./ObjectReplacements/Object 2" xlink:type="simple" xlink:show="embed" xlink:actuate="onLoad"/></draw:frame>be the number of clusters.</text:p>
      <text:list xml:id="list8243600908475742348" text:style-name="L1">
        <text:list-item>
          <text:p text:style-name="P2">Randomly initialize<draw:frame draw:style-name="fr2" draw:name="Object3" text:anchor-type="as-char" svg:y="-0.439cm" svg:width="0.46cm" svg:height="0.54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">c</text:span>luster center<text:span text:style-name="T1">s</text:span>.</text:p>
        </text:list-item>
        <text:list-item>
          <text:p text:style-name="P5">Compute the distance of each data point from each cluster center in the transformed space using:</text:p>
          <text:p text:style-name="P7"><draw:frame draw:style-name="fr2" draw:name="Object4" text:anchor-type="as-char" svg:y="-1.222cm" svg:width="8.169cm" svg:height="1.713cm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7"><draw:frame draw:style-name="fr2" draw:name="Object10" text:anchor-type="as-char" svg:y="-1.228cm" svg:width="11.659cm" svg:height="1.813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10"><text:span text:style-name="T2">where</text:span></text:p>
          <text:p text:style-name="P10"><text:span text:style-name="T2"><draw:frame draw:style-name="fr2" draw:name="Object6" text:anchor-type="as-char" svg:y="-0.441cm" svg:width="0.347cm" svg:height="0.54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denotes the</text:span><text:span text:style-name="T2"><draw:frame draw:style-name="fr2" draw:name="Object7" text:anchor-type="as-char" svg:y="-0.512cm" svg:width="0.58cm" svg:height="0.61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data point,</text:span></text:p>
          <text:p text:style-name="P10"><text:span text:style-name="T3"><draw:frame draw:style-name="fr2" draw:name="Object8" text:anchor-type="as-char" svg:y="-0.441cm" svg:width="0.448cm" svg:height="0.549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is the index of the</text:span><text:span text:style-name="T3"><draw:frame draw:style-name="fr2" draw:name="Object9" text:anchor-type="as-char" svg:y="-0.512cm" svg:width="0.683cm" svg:height="0.617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cluster,</text:span></text:p>
          <text:p text:style-name="P11"><text:span text:style-name="T2"><draw:frame draw:style-name="fr2" draw:name="Object11" text:anchor-type="as-char" svg:y="-0.441cm" svg:width="0.831cm" svg:height="0.62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denotes the </text:span><text:span text:style-name="T4">distance between</text:span><text:span text:style-name="T2"><draw:frame draw:style-name="fr2" draw:name="Object5" text:anchor-type="as-char" svg:y="-0.512cm" svg:width="0.58cm" svg:height="0.61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data point </text:span><text:span text:style-name="T4">and</text:span><text:span text:style-name="T3"><draw:frame draw:style-name="fr2" draw:name="Object12" text:anchor-type="as-char" svg:y="-0.512cm" svg:width="0.683cm" svg:height="0.61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cluster,</text:span></text:p>
          <text:p text:style-name="P11"><text:span text:style-name="T3"><draw:frame draw:style-name="fr2" draw:name="Object13" text:anchor-type="as-char" svg:y="-0.452cm" svg:width="1.346cm" svg:height="0.63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denotes the projection of</text:span><text:span text:style-name="T7"><draw:frame draw:style-name="fr2" draw:name="Object14" text:anchor-type="as-char" svg:y="-0.512cm" svg:width="0.58cm" svg:height="0.61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data point in transformed space,</text:span></text:p>
          <text:p text:style-name="P11"><text:span text:style-name="T7"><draw:frame draw:style-name="fr2" draw:name="Object15" text:anchor-type="as-char" svg:y="-0.349cm" svg:width="0.753cm" svg:height="0.52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denotes the set of</text:span><text:span text:style-name="T6"><draw:frame draw:style-name="fr2" draw:name="Object16" text:anchor-type="as-char" svg:y="-0.512cm" svg:width="0.683cm" svg:height="0.61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cluster,</text:span></text:p>
          <text:p text:style-name="P12"><text:span text:style-name="T5"><draw:frame draw:style-name="fr2" draw:name="Object17" text:anchor-type="as-char" svg:y="-0.441cm" svg:width="0.714cm" svg:height="0.62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denotes the mean of </text:span><text:span text:style-name="T6">the</text:span><text:span text:style-name="T6"><draw:frame draw:style-name="fr2" draw:name="Object18" text:anchor-type="as-char" svg:y="-0.512cm" svg:width="0.683cm" svg:height="0.61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cluster.</text:span></text:p>
          <text:p text:style-name="P12"><text:span text:style-name="T6"><draw:frame draw:style-name="fr2" draw:name="Object19" text:anchor-type="as-char" svg:y="-0.452cm" svg:width="2.572cm" svg:height="0.63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">Is nothing but the</text:span><text:span text:style-name="T8"><draw:frame draw:style-name="fr2" draw:name="Object20" text:anchor-type="as-char" svg:y="-0.512cm" svg:width="0.721cm" svg:height="0.61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entry of the Kernel matrix.</text:span></text:p>
        </text:list-item>
        <text:list-item>
          <text:p text:style-name="P8">Assign data point to that cluster center whose distance is minimum.</text:p>
        </text:list-item>
        <text:list-item>
          <text:p text:style-name="P8">Until data points are re-assigned repeat from step 2.</text:p>
        </text:list-item>
      </text:list>
      <text:p text:style-name="P9"/>
      <text:p text:style-name="P4">Agglomerative Clustering:</text:p>
      <text:p text:style-name="P4"/>
      <text:p text:style-name="P4">Spectral Clustering:</text:p>
      <text:p text:style-name="P4"/>
      <text:p text:style-name="P4">Kernel K-Means Clustering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4:08:21.025996170</meta:creation-date>
    <dc:date>2016-11-09T16:29:17.835886850</dc:date>
    <meta:editing-duration>PT8M55S</meta:editing-duration>
    <meta:editing-cycles>1</meta:editing-cycles>
    <meta:document-statistic meta:table-count="0" meta:image-count="0" meta:object-count="20" meta:page-count="1" meta:paragraph-count="22" meta:word-count="113" meta:character-count="740" meta:non-whitespace-character-count="651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sub>
              <mi>a</mi>
              <mn>1,</mn>
            </msub>
            <msub>
              <mi>a</mi>
              <mn>2,</mn>
            </msub>
            <msub>
              <mi>a</mi>
              <mn>3,</mn>
            </msub>
            <mn>...</mn>
            <mi>,</mi>
            <msub>
              <mi>a</mi>
              <mi>n</mi>
            </msub>
          </mrow>
        </mrow>
        <mo fence="true" stretchy="false">}</mo>
      </mrow>
    </mrow>
    <annotation encoding="StarMath 5.0"> X = lbrace a_1, a_2, a_3, ..., a_n rbrace </annotation>
  </semantics>
</math>
</file>

<file path=Object 10/content.xml><?xml version="1.0" encoding="utf-8"?>
<math xmlns="http://www.w3.org/1998/Math/MathML" display="block">
  <semantics>
    <mrow>
      <mrow>
        <msub>
          <mi>D</mi>
          <mi mathvariant="italic">ic</mi>
        </msub>
        <mo stretchy="false">=</mo>
        <mi mathvariant="normal">Φ</mi>
      </mrow>
      <mrow>
        <mo fence="true" stretchy="false">(</mo>
        <mrow>
          <msub>
            <mi>a</mi>
            <mi>i</mi>
          </msub>
        </mrow>
        <mo fence="true" stretchy="false">)</mo>
      </mrow>
      <mi mathvariant="normal">Φ</mi>
      <mrow>
        <mrow>
          <mo fence="true" stretchy="false">(</mo>
          <mrow>
            <msub>
              <mi>a</mi>
              <mi>i</mi>
            </msub>
          </mrow>
          <mo fence="true" stretchy="false">)</mo>
        </mrow>
        <mo stretchy="false">−</mo>
        <mfrac>
          <mrow>
            <mn>2</mn>
            <mrow>
              <munder>
                <mo stretchy="false">∑</mo>
                <mrow>
                  <msub>
                    <mi>a</mi>
                    <mi>j</mi>
                  </msub>
                  <mo stretchy="false">∈</mo>
                  <msub>
                    <mi mathvariant="normal">Π</mi>
                    <mi>c</mi>
                  </msub>
                </mrow>
              </munder>
              <mi mathvariant="normal">Φ</mi>
            </mrow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  <mi mathvariant="normal">Φ</mi>
            <mrow>
              <mo fence="true" stretchy="false">(</mo>
              <mrow>
                <msub>
                  <mi>a</mi>
                  <mi>j</mi>
                </msub>
              </mrow>
              <mo fence="true" stretchy="false">)</mo>
            </mrow>
          </mrow>
          <mrow>
            <mo fence="true" stretchy="false">|</mo>
            <mrow>
              <msub>
                <mi mathvariant="normal">Π</mi>
                <mi>c</mi>
              </msub>
            </mrow>
            <mo fence="true" stretchy="false">|</mo>
          </mrow>
        </mfrac>
        <mo stretchy="false">+</mo>
        <mfrac>
          <mrow>
            <mrow>
              <munder>
                <mo stretchy="false">∑</mo>
                <mrow>
                  <msub>
                    <mi>a</mi>
                    <mi>j</mi>
                  </msub>
                  <mi>,</mi>
                  <mrow>
                    <msub>
                      <mi>a</mi>
                      <mi>l</mi>
                    </msub>
                    <mo stretchy="false">∈</mo>
                    <msub>
                      <mi mathvariant="normal">Π</mi>
                      <mi>c</mi>
                    </msub>
                  </mrow>
                </mrow>
              </munder>
              <mi mathvariant="normal">Φ</mi>
            </mrow>
            <mrow>
              <mo fence="true" stretchy="false">(</mo>
              <mrow>
                <msub>
                  <mi>a</mi>
                  <mi>j</mi>
                </msub>
              </mrow>
              <mo fence="true" stretchy="false">)</mo>
            </mrow>
            <mi mathvariant="normal">Φ</mi>
            <mrow>
              <mo fence="true" stretchy="false">(</mo>
              <mrow>
                <msub>
                  <mi>a</mi>
                  <mi>l</mi>
                </msub>
              </mrow>
              <mo fence="true" stretchy="false">)</mo>
            </mrow>
          </mrow>
          <msup>
            <mrow>
              <mo fence="true" stretchy="false">|</mo>
              <mrow>
                <msub>
                  <mi mathvariant="normal">Π</mi>
                  <mi>c</mi>
                </msub>
              </mrow>
              <mo fence="true" stretchy="false">|</mo>
            </mrow>
            <mn>2</mn>
          </msup>
        </mfrac>
      </mrow>
    </mrow>
    <annotation encoding="StarMath 5.0">D_ic =  %PHI(a_i)%PHI(a_i) - {2 sum from{a_j in %PI _c } %PHI(a_i)%PHI(a_j) } over {lline %PI _c rline} + {sum from{a_j, a_l in %PI _c}  %PHI(a_j)%PHI(a_l)} over {lline %PI _c rline^2  }</annotation>
  </semantics>
</math>
</file>

<file path=Object 11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12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

<file path=Object 13/content.xml><?xml version="1.0" encoding="utf-8"?>
<math xmlns="http://www.w3.org/1998/Math/MathML" display="block">
  <semantics>
    <mrow>
      <mi mathvariant="normal">Φ</mi>
      <mrow>
        <mo fence="true" stretchy="false">(</mo>
        <mrow>
          <msub>
            <mi>a</mi>
            <mi>i</mi>
          </msub>
        </mrow>
        <mo fence="true" stretchy="false">)</mo>
      </mrow>
    </mrow>
    <annotation encoding="StarMath 5.0"> %PHI(a_i)</annotation>
  </semantics>
</math>
</file>

<file path=Object 14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15/content.xml><?xml version="1.0" encoding="utf-8"?>
<math xmlns="http://www.w3.org/1998/Math/MathML" display="block">
  <semantics>
    <msub>
      <mi mathvariant="normal">Π</mi>
      <mi>c</mi>
    </msub>
    <annotation encoding="StarMath 5.0">%PI _c</annotation>
  </semantics>
</math>
</file>

<file path=Object 16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

<file path=Object 17/content.xml><?xml version="1.0" encoding="utf-8"?>
<math xmlns="http://www.w3.org/1998/Math/MathML" display="block">
  <semantics>
    <msub>
      <mi>m</mi>
      <mi>c</mi>
    </msub>
    <annotation encoding="StarMath 5.0">m_c</annotation>
  </semantics>
</math>
</file>

<file path=Object 18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

<file path=Object 19/content.xml><?xml version="1.0" encoding="utf-8"?>
<math xmlns="http://www.w3.org/1998/Math/MathML" display="block">
  <semantics>
    <mrow>
      <mi mathvariant="normal">Φ</mi>
      <mrow>
        <mo fence="true" stretchy="false">(</mo>
        <mrow>
          <msub>
            <mi>a</mi>
            <mi>i</mi>
          </msub>
        </mrow>
        <mo fence="true" stretchy="false">)</mo>
      </mrow>
      <mi mathvariant="normal">Φ</mi>
      <mrow>
        <mo fence="true" stretchy="false">(</mo>
        <mrow>
          <msub>
            <mi>a</mi>
            <mi>j</mi>
          </msub>
        </mrow>
        <mo fence="true" stretchy="false">)</mo>
      </mrow>
    </mrow>
    <annotation encoding="StarMath 5.0"> %PHI(a_i) %PHI(a_j)</annotation>
  </semantics>
</math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20/content.xml><?xml version="1.0" encoding="utf-8"?>
<math xmlns="http://www.w3.org/1998/Math/MathML" display="block">
  <semantics>
    <msup>
      <mi mathvariant="italic">ij</mi>
      <mi mathvariant="italic">th</mi>
    </msup>
    <annotation encoding="StarMath 5.0">ij^th</annotation>
  </semantics>
</math>
</file>

<file path=Object 3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row>
      <mrow>
        <msub>
          <mi>D</mi>
          <mi mathvariant="italic">ic</mi>
        </msub>
        <mo stretchy="false">=</mo>
        <msup>
          <mrow>
            <mo fence="true" stretchy="false">‖</mo>
            <mrow>
              <mrow>
                <mi mathvariant="normal">Φ</mi>
                <mrow>
                  <mrow>
                    <mo fence="true" stretchy="false">(</mo>
                    <mrow>
                      <msub>
                        <mi>a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m</mi>
                    <mi>c</mi>
                  </msub>
                </mrow>
              </mrow>
            </mrow>
            <mo fence="true" stretchy="false">‖</mo>
          </mrow>
          <mn>2</mn>
        </msup>
      </mrow>
      <mi mathvariant="italic">where</mi>
      <mrow>
        <msub>
          <mi>m</mi>
          <mi>c</mi>
        </msub>
        <mo stretchy="false">=</mo>
        <mfrac>
          <mrow>
            <mrow>
              <munder>
                <mo stretchy="false">∑</mo>
                <mrow>
                  <msub>
                    <mi>a</mi>
                    <mi>i</mi>
                  </msub>
                  <mo stretchy="false">∈</mo>
                  <msub>
                    <mi mathvariant="normal">Π</mi>
                    <mi>c</mi>
                  </msub>
                </mrow>
              </munder>
              <mi mathvariant="normal">Φ</mi>
            </mrow>
            <mrow>
              <mo fence="true" stretchy="false">(</mo>
              <mrow>
                <msub>
                  <mi>a</mi>
                  <mi>i</mi>
                </msub>
              </mrow>
              <mo fence="true" stretchy="false">)</mo>
            </mrow>
          </mrow>
          <mrow>
            <mo fence="true" stretchy="false">|</mo>
            <mrow>
              <msub>
                <mi mathvariant="normal">Π</mi>
                <mi>c</mi>
              </msub>
            </mrow>
            <mo fence="true" stretchy="false">|</mo>
          </mrow>
        </mfrac>
      </mrow>
    </mrow>
    <annotation encoding="StarMath 5.0">D_ic =  ldline %PHI(a_i) - m_c  rdline ^2 where m_c = { sum from{a_i in %PI _c } %PHI(a_i) } over { lline %PI _c rline }</annotation>
  </semantics>
</math>
</file>

<file path=Object 5/content.xml><?xml version="1.0" encoding="utf-8"?>
<math xmlns="http://www.w3.org/1998/Math/MathML" display="block">
  <semantics>
    <msub>
      <mi>D</mi>
      <mi mathvariant="italic">ic</mi>
    </msub>
    <annotation encoding="StarMath 5.0">D_ic</annotation>
  </semantics>
</math>
</file>

<file path=Object 6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p>
      <mi>c</mi>
      <mi mathvariant="italic">th</mi>
    </msup>
    <annotation encoding="StarMath 5.0">c^th</annotation>
  </semantics>
</math>
</file>